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2" fo:orphans="2" fo:break-before="page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2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4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5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6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7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8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9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0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1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2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3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4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5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6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7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8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9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20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21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22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23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24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25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26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2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28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29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0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1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2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3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4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5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6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7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38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39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40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41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42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43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44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45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Column47" style:family="table-column">
      <style:table-column-properties style:column-width="1.7326in"/>
    </style:style>
    <style:style style:name="TableColumn48" style:family="table-column">
      <style:table-column-properties style:column-width="1.5291in"/>
    </style:style>
    <style:style style:name="TableColumn49" style:family="table-column">
      <style:table-column-properties style:column-width="3.4201in"/>
    </style:style>
    <style:style style:name="Table46" style:family="table">
      <style:table-properties style:width="6.6819in" style:rel-width="100%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52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5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54" style:family="table-row">
      <style:table-row-properties/>
    </style:style>
    <style:style style:name="TableCell5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6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57" style:family="table-row">
      <style:table-row-properties/>
    </style:style>
    <style:style style:name="TableCell5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9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60" style:family="table-row">
      <style:table-row-properties/>
    </style:style>
    <style:style style:name="TableCell6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2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6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4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6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6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67" style:family="table-row">
      <style:table-row-properties/>
    </style:style>
    <style:style style:name="TableCell6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9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7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71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7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73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74" style:family="table-row">
      <style:table-row-properties/>
    </style:style>
    <style:style style:name="TableCell7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76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77" style:family="table-row">
      <style:table-row-properties/>
    </style:style>
    <style:style style:name="TableCell7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79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0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82" style:family="table-column">
      <style:table-column-properties style:column-width="6.6819in"/>
    </style:style>
    <style:style style:name="Table81" style:family="table">
      <style:table-properties style:width="6.6819in" style:rel-width="100%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85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86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87" style:family="table-row">
      <style:table-row-properties/>
    </style:style>
    <style:style style:name="TableCell8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89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90" style:family="table-row">
      <style:table-row-properties/>
    </style:style>
    <style:style style:name="TableCell9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92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93" style:family="table-row">
      <style:table-row-properties/>
    </style:style>
    <style:style style:name="TableCell9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95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96" style:family="table-row">
      <style:table-row-properties/>
    </style:style>
    <style:style style:name="TableCell9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98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99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00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01" style:parent-style-name="Normal" style:family="paragraph">
      <style:paragraph-properties fo:widows="2" fo:orphans="2" fo:text-align="justify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02" style:parent-style-name="Normal" style:family="paragraph">
      <style:paragraph-properties fo:text-align="justify"/>
      <style:text-properties style:font-name="Calibri" style:font-name-complex="Calibri"/>
    </style:style>
    <style:style style:name="P10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04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P10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0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0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P108" style:parent-style-name="Normal" style:list-style-name="LFO1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09" style:parent-style-name="Normal" style:list-style-name="LFO1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0" style:parent-style-name="Normal" style:list-style-name="LFO1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1" style:parent-style-name="Normal" style:list-style-name="LFO1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2" style:parent-style-name="Normal" style:list-style-name="LFO1" style:family="paragraph">
      <style:paragraph-properties fo:widows="2" fo:orphans="2" style:vertical-align="auto" fo:margin-top="0.0694in" fo:margin-bottom="0.0694in"/>
      <style:text-properties fo:hyphenate="true"/>
    </style:style>
    <style:style style:name="T113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T114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115" style:parent-style-name="Fonteparág.padrão" style:family="text">
      <style:text-properties style:font-name="Calibri" style:font-name-asian="Times New Roman" style:font-name-complex="Calibri" style:letter-kerning="false" style:language-asian="pt" style:country-asian="BR" style:language-complex="ar" style:country-complex="SA"/>
    </style:style>
    <style:style style:name="P116" style:parent-style-name="Normal" style:family="paragraph">
      <style:paragraph-properties fo:text-align="justify"/>
      <style:text-properties style:font-name="Calibri" style:font-name-complex="Calibri"/>
    </style:style>
  </office:automatic-styles>
  <office:body>
    <office:text text:use-soft-page-breaks="true">
      <text:p text:style-name="P1">Pelo presente Instrumento, firmado nos termos da Lei n. 11.788 de 25 de setembro de 2008, e do Termo de Compromisso de Estágio assinado entre a empresa _________________________, denominada CONCEDENTE, e o estudante __________________________________, matrícula n.º ________________, do Curso de ______________________________ semestre _________, denominado ESTUDANTE, com a interveniência obrigatória da UNIVERSIDADE DE BRASÍLIA - UnB, como CONVENENTE, as partes ajustam o seguinte:</text:p>
      <text:p text:style-name="P2"><text:span text:style-name="T3">CLÁUSULA PRIMEIRA</text:span><text:span text:style-name="T4"><text:s/>- Fica renovado o termo de Compromisso de Estágio do Estudante, que passará a vigorar no período de _____/_____/______, a _____/____/______.</text:span></text:p>
      <text:p text:style-name="P5"><text:span text:style-name="T6">CLÁUSULA SEGUNDA<text:s/></text:span><text:span text:style-name="T7">- O ESTUDANTE, nos termos do artigo 3º da Lei n. 11.788, de 25 de setembro de 2008, não terá vínculo empregatício com a CONCEDENTE.</text:span></text:p>
      <text:p text:style-name="P8"><text:span text:style-name="T9">CLÁUSULA TERCEIRA</text:span><text:span text:style-name="T10"><text:s/>- A CONCEDENTE pagará ao ESTUDANTE, de acordo com a sua frequência, a título de bolsa, importância mensal correspondente a R$____ (________), repassados pelo (Agente de Integração ou Concedente), para carga horária máxima de ____ (________) horas semanais, horário estabelecido pelas partes, que deverá ser compatível com o horário escolar do ESTUDANTE.</text:span></text:p>
      <text:p text:style-name="P11"><text:span text:style-name="T12">CLÁUSULA QUARTA</text:span><text:span text:style-name="T13"><text:s/>– A CONCEDENTE fornecerá auxílio-transporte correspondente a R$____/dia ao ESTUDANTE e contratará, em favor do ESTUDANTE, seguro de acidentes pessoais, pela seguradora ________________, apólice nº_________________,  cujo prêmio seja compatível com valores de mercado.</text:span></text:p>
      <text:p text:style-name="P14"><text:span text:style-name="T15">CLÁUSULA QUINTA</text:span><text:span text:style-name="T16"><text:s/>- As principais atividades a serem desenvolvidas pelo ESTUDANTE, compatíveis com a sua formação escolar, estão no anexo I a este termo. São propostas pela CONCEDENTE e devidamente avalizadas pelo orientador institucional. A ausência deste anexo, ou a falta de alguma das assinaturas nele previstas, invalidará este Termo de Compromisso.</text:span></text:p>
      <text:p text:style-name="P17"><text:span text:style-name="T18">CLÁUSULA SEXTA</text:span><text:span text:style-name="T19"><text:s/>– A CONCEDENTE indicará funcionário de seu quadro de pessoal, com formação ou experiência profissional na área de conhecimento desenvolvida no curso do estagiário, para orientar e supervisionar o ESTUDANTE, sendo este responsável pela elaboração do plano de atividades e pelo visto nos relatórios elaborados.</text:span></text:p>
      <text:p text:style-name="P20"><text:span text:style-name="T21">CLÁUSULA SÉTIMA</text:span><text:span text:style-name="T22"><text:s/>- É assegurado ao estagiário, sempre que o estágio tenha duração igual ou superior a 01(um) ano, período de recesso remunerado de 30 (trinta) dias, a ser gozado preferencialmente durante suas férias escolares. Em caso de férias proporcionais, os dias de recesso serão concedidos de maneira proporcional, nos casos de o estágio ter duração inferior a 01 (um) ano.</text:span></text:p>
      <text:p text:style-name="P23"><text:span text:style-name="T24">CLÁUSULA OITAVA</text:span><text:span text:style-name="T25"><text:s/>– O ESTUDANTE enviará à instituição de ensino, com periodicidade de 06 (seis) meses, relatório de atividades, com visto do professor orientador e do supervisor da CONCEDENTE.</text:span></text:p>
      <text:p text:style-name="P26"><text:span text:style-name="T27">CLÁUSULA NONA</text:span><text:span text:style-name="T28"> - O ESTUDANTE será desligado do estágio:</text:span></text:p>
      <text:p text:style-name="P29">a) automaticamente, por término do Termo de Compromisso de Estágio;</text:p>
      <text:p text:style-name="P30">b) por abandono, caracterizado por ausência não-justificada, por 3 (três) dias consecutivos ou 5 (cinco) dias intercalados, no período de 1 (um) mês;</text:p>
      <text:p text:style-name="P31">c) por conclusão, interrupção ou trancamento do curso na CONVENENTE;</text:p>
      <text:soft-page-break/>
      <text:p text:style-name="P32">d) a pedido do estagiário;</text:p>
      <text:p text:style-name="P33">e) por comportamento social ou profissional inadequado, por parte do estagiário;</text:p>
      <text:p text:style-name="P34">f) pelo não-cumprimento, por parte do estagiário, do disposto neste Termo de Compromisso de Estágio;</text:p>
      <text:p text:style-name="P35">g) por conduta incompatível com a exigida pela Concedente de Estágio;</text:p>
      <text:p text:style-name="P36">h) após decorrida a terça parte do tempo previsto para duração do estágio, se comprovada a insuficiência na avaliação do desempenho na Concedente de Estágio ou na Instituição de Ensino.</text:p>
      <text:p text:style-name="P37"><text:span text:style-name="T38">CLÁUSULA DÉCIMA</text:span><text:span text:style-name="T39"><text:s/>– O estagiário signatário deste termo declara para todos os fins e sob as penas da lei que NÃO realiza estágio em outro Órgão ou Empresa Concedente, sendo este estágio o seu único vínculo.</text:span></text:p>
      <text:p text:style-name="P40"><text:span text:style-name="T41">CLÁUSULA DÉCIMA PRIMEIRA</text:span><text:span text:style-name="T42"><text:s/>- A Concedente de Estágio contratou a (NOME DA EMPRESA INTEGRADORA) como seu AGENTE DE INTEGRAÇÃO, decisão que a Instituição de Ensino e o Estagiário acolhem de comum acordo, e para os efeitos da Lei nº 11.788/08, a quem comunicarão a interrupção a conclusão ou eventuais modificações do convencionado neste Termo de Compromisso de Estágio.</text:span></text:p>
      <text:p text:style-name="P43">E, por estarem assim justas e compromissadas, assinam as partes este Instrumento, em 3 (três) vias de igual teor, que também o subscrevem, para todos os efeitos jurídicos e legais.</text:p>
      <text:p text:style-name="P44"><text:span text:style-name="T45">Plano de Atividades</text:span>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3">
            <text:p text:style-name="P52"><text:span text:style-name="T53">1. INFORMAÇÕES​ DO(A) ESTAGIÁRIO(A)</text:span></text:p>
          </table:table-cell>
          <table:covered-table-cell/>
          <table:covered-table-cell/>
        </table:table-row>
        <table:table-row table:style-name="TableRow54">
          <table:table-cell table:style-name="TableCell55" table:number-columns-spanned="3">
            <text:p text:style-name="P56">Nome: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3">
            <text:p text:style-name="P59">Matrícula:</text:p>
          </table:table-cell>
          <table:covered-table-cell/>
          <table:covered-table-cell/>
        </table:table-row>
        <table:table-row table:style-name="TableRow60">
          <table:table-cell table:style-name="TableCell61">
            <text:p text:style-name="P62">Curso:</text:p>
          </table:table-cell>
          <table:table-cell table:style-name="TableCell63">
            <text:p text:style-name="P64">Semestre:</text:p>
          </table:table-cell>
          <table:table-cell table:style-name="TableCell65">
            <text:p text:style-name="P66">Turno:</text:p>
          </table:table-cell>
        </table:table-row>
        <table:table-row table:style-name="TableRow67">
          <table:table-cell table:style-name="TableCell68">
            <text:p text:style-name="P69">E-mail:</text:p>
          </table:table-cell>
          <table:table-cell table:style-name="TableCell70">
            <text:p text:style-name="P71">Telefone fixo:</text:p>
          </table:table-cell>
          <table:table-cell table:style-name="TableCell72">
            <text:p text:style-name="P73">Celular:</text:p>
          </table:table-cell>
        </table:table-row>
        <table:table-row table:style-name="TableRow74">
          <table:table-cell table:style-name="TableCell75" table:number-columns-spanned="3">
            <text:p text:style-name="P76">Concedente:</text:p>
          </table:table-cell>
          <table:covered-table-cell/>
          <table:covered-table-cell/>
        </table:table-row>
        <table:table-row table:style-name="TableRow77">
          <table:table-cell table:style-name="TableCell78" table:number-columns-spanned="3">
            <text:p text:style-name="P79">Plano de atividades para o período de __/__/____ a __/__/____</text:p>
          </table:table-cell>
          <table:covered-table-cell/>
          <table:covered-table-cell/>
        </table:table-row>
      </table:table>
      <text:p text:style-name="P80"/>
      <table:table table:style-name="Table81">
        <table:table-columns>
          <table:table-column table:style-name="TableColumn82"/>
        </table:table-columns>
        <table:table-row table:style-name="TableRow83">
          <table:table-cell table:style-name="TableCell84">
            <text:p text:style-name="P85"><text:span text:style-name="T86">2. PROPOSTA DA CONCEDENTE</text:span></text:p>
          </table:table-cell>
        </table:table-row>
        <table:table-row table:style-name="TableRow87">
          <table:table-cell table:style-name="TableCell88">
            <text:p text:style-name="P89">Supervisor do estágio na empresa: </text:p>
          </table:table-cell>
        </table:table-row>
        <table:table-row table:style-name="TableRow90">
          <table:table-cell table:style-name="TableCell91">
            <text:p text:style-name="P92">Telefone:</text:p>
          </table:table-cell>
        </table:table-row>
        <table:table-row table:style-name="TableRow93">
          <table:table-cell table:style-name="TableCell94">
            <text:p text:style-name="P95">E-mail:</text:p>
          </table:table-cell>
        </table:table-row>
        <table:table-row table:style-name="TableRow96">
          <table:table-cell table:style-name="TableCell97">
            <text:p text:style-name="P98">Descrição das atividades a serem realizadas no estágio:</text:p>
            <text:p text:style-name="P99"/>
            <text:p text:style-name="P100"/>
            <text:p text:style-name="P101"/>
          </table:table-cell>
        </table:table-row>
      </table:table>
      <text:p text:style-name="P102"/>
      <text:soft-page-break/>
      <text:p text:style-name="P103"><text:span text:style-name="T104">Observação:</text:span></text:p>
      <text:p text:style-name="P105">Este Termo Aditivo ao Termo de Compromisso de Estágio Não Obrigatório somente terá validade com o Plano de Atividades, onde constam as atividades a serem desenvolvidas e os dados do supervisor e do orientador, além de devidamente assinado, de acordo com a cláusula 6ª do Termo de Compromisso de Estágio original.</text:p>
      <text:p text:style-name="P106"><text:span text:style-name="T107">Este documento deverá ser assinado por:</text:span></text:p>
      <text:list text:style-name="LFO1" text:continue-numbering="true">
        <text:list-item>
          <text:p text:style-name="P108">Estudante</text:p>
        </text:list-item>
        <text:list-item>
          <text:p text:style-name="P109">Professor orientador/Coordenador do Curso</text:p>
        </text:list-item>
        <text:list-item>
          <text:p text:style-name="P110">Supervisor</text:p>
        </text:list-item>
        <text:list-item>
          <text:p text:style-name="P111">Concedente (Empresa ou órgão)</text:p>
        </text:list-item>
        <text:list-item>
          <text:p text:style-name="P112"><text:span text:style-name="T113">Convenente (Universidade de Brasília – UnB: </text:span><text:span text:style-name="T114">DEG/DAIA/CDAP</text:span><text:span text:style-name="T115">)</text:span></text:p>
        </text:list-item>
      </text:list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_justificado_recuo_primeira_linha_fonte-12" style:display-name="texto_justificado_recuo_primeira_linha_fonte-12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exto_justificado_fonte-12_unb" style:display-name="texto_justificado_fonte-12_unb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exto_centralizado_maiusculas_negrito" style:display-name="texto_centralizado_maiusculas_negrito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Lenon Cardoso Gardenghi</dc:creator>
    <meta:creation-date>2020-04-30T12:05:00Z</meta:creation-date>
    <dc:date>2021-04-27T15:30:00Z</dc:date>
    <meta:template xlink:href="Normal.dotm" xlink:type="simple"/>
    <meta:editing-cycles>3</meta:editing-cycles>
    <meta:editing-duration>PT240S</meta:editing-duration>
    <meta:document-statistic meta:page-count="3" meta:paragraph-count="10" meta:word-count="801" meta:character-count="5117" meta:row-count="36" meta:non-whitespace-character-count="4326"/>
  </office:meta>
</office:document-meta>
</file>